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6313262658230294087"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 a daily basis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text:h text:style-name="Heading_20_2" text:outline-level="2">Tuesday 3<text:span text:style-name="T1">rd</text:span> November, 2020</text:h>
      <text:h text:style-name="Heading_20_3" text:outline-level="3">10:00 am</text:h>
      <text:p text:style-name="Text_20_body">Went to bed at 9:42 pm. Fell asleep in short order and the next thing I knew it was 4:30 am. I went back to sleep and got up around 7:45 am.</text:p>
      <text:h text:style-name="Heading_20_2" text:outline-level="2">Wednesday 4<text:span text:style-name="T1">th</text:span> November, 2020</text:h>
      <text:h text:style-name="Heading_20_3" text:outline-level="3">6:50 am</text:h>
      <text:p text:style-name="Text_20_body">Went to bed at 11:35 pm. At 11:57 pm as I was going under I experienced that sharp intake of breath, then I was awake. Repeated at 12:21 am, and occurred throughout the night. I was allowed a little light sleep where I dreamed a bit but from sunrise on whenever I started to go under I was woken in this same manner.</text:p>
      <text:p text:style-name="Text_20_body">Earlier in October I tried using clozapine to see if it had any effect on the sleep deprivation. I tried it three different nights with no effect at all. Then on the night of the 30<text:span text:style-name="T1">th</text:span> I tried it again, expecting a hard night and using it for its sedative effect. That is when I had my first full night of uninterrupted sleep.</text:p>
      <text:p text:style-name="Text_20_body">This was repeated the next night, and then on the night of the 1<text:span text:style-name="T1">st</text:span> I did not take it. This was the night I first experienced the breath intake attack. The night of the 2<text:span text:style-name="T1">nd</text:span> I took another small dose and slept through the night. Last night I pretended to take a small dose and the attacks began shortly after going to bed.</text:p>
      <text:p text:style-name="Text_20_body">I'm being monitored close enough that faking taking a dose isn't effective. I already demonstrated that clozapine has no effect on the sleep deprivation but now the two are being correlated. Without a doubt, those responsible are attempting to make me get back on clozapine. And they're using a 'gentler' form of sleep deprivation technology to do it. The other forms of sleep deprivation and how they were being used threatened my life. It feels like an engine cold starting when the metabolism bumps occur while I'm dropping off or under. This new form of sleep deprivation isn't as harsh but it is just as effective at preventing sleep.</text:p>
      <text:p text:style-name="Text_20_body">I will not be manipulated in this manner. I refuse to take any more clozapine. If it kills me then so be it. Those responsible can go to hell.</text:p>
      <text:h text:style-name="Heading_20_3" text:outline-level="3">9:45 am</text:h>
      <text:p text:style-name="Text_20_body">The crims responsible really missed their opportunity. Even after two years of exactly four hours a night of sleep from the time I went to bed, had they played their cards differently I'd have seriously questioned my sanity. When the attacks began this time around I did not recognize them for several days. The period of sleep was random, around 3 ½ hours but varied. And I was allowed to doze uninterrupted. If this was mental illness there would be no discernible pattern. It would be different every night, as it was for the first few nights. But then as is documented patterns began to emerge. <text:span text:style-name="T2">Exactly</text:span> two hours before the attacks began, several nights. One night of <text:span text:style-name="T2">exactly</text:span> four hours, just like old times. 20 minutes after going to bed. Clozapine having no effect for three nights, then suddenly appearing to halt the sleep deprivation. It is not random. It is not imaginative. It is not natural. It is not mental illness. I was certain it was not two years ago, and while I had little choice I decided to give the medication a fair go, even though the attacks had stopped when I was admitted to hospital prior to taking any meds. Now, I'm convinced. Had the crims played their cards differently I'd have gone back on the clozapine by choice, convinced I had mental illness in spite of the previous two years of four hours sleep a night.</text:p>
      <text:p text:style-name="Text_20_body">As I said before, they can go to hell.</text:p>
      <text:h text:style-name="Heading_20_2" text:outline-level="2">Thursday 5<text:span text:style-name="T1">th</text:span> November, 2020</text:h>
      <text:h text:style-name="Heading_20_3" text:outline-level="3">12:23 am</text:h>
      <text:p text:style-name="Text_20_body">As expected tonight has been hard and it is only half way thru. Went to bed at 8:45 pm, kept myself from beginning to go under to avoid whatever causes that sharp intake of breath, for about an hour. I could feel myself being pulled under but I resisted and avoided that attack. Went to sleep for a short period of time but was woken at 10:35 pm with a mild metabolism bump. And again at 10:50 pm, with a harder metabolism bump. And again at 11:05 pm. And again every 15 minutes, enough time for my metabolism to return to normal before being bumped again, and before I can begin to go back to sleep.</text:p>
      <text:h text:style-name="Heading_20_3" text:outline-level="3">1:20 am</text:h>
      <text:p text:style-name="Text_20_body">At 12:55 am a pressure built up around the forehead. It has sustained since then, and it makes sleep impossible.</text:p>
      <text:h text:style-name="Heading_20_3" text:outline-level="3">6:20 am</text:h>
      <text:p text:style-name="Text_20_body">The pressure eventually dropped and there were a couple of breath intake attacks but I was allowed some sleep. My sleep was broken in the early hours with a metabolism bump, and bumps were used to prevent me from going back to sleep as I began to doze off. I've been laying I bed since sunrise, feeling the sleep deprivation and unable to do anything about it.</text:p>
      <text:h text:style-name="Heading_20_3" text:outline-level="3">7:20 am</text:h>
      <text:p text:style-name="Text_20_body">I tried to sleep yesterday afternoon. Before I was even aware I was drifting off I experienced the sharp intake of breath, two times, then was wide awake. This attack broke my ability to fall asleep. I lay in bed for an hour before giving up.</text:p>
      <text:h text:style-name="Heading_20_3" text:outline-level="3">8:30 am</text:h>
      <text:p text:style-name="Text_20_body">Do not judge lest you be judged. For the measure you use will be measured unto you.</text:p>
      <text:p text:style-name="Text_20_body">A favourite song the gang stalkers used against me was 'Hotel California'. This was played many times for my listening pleasure during the years gang stalking was used against me. The implication was that the torture and torment I was receiving would be eternal.</text:p>
      <text:p text:style-name="Text_20_body">As I have documented, the inferences and hints given to me over the years is that I'm being punished for being some sort of sexual predator. There is no truth in this. If there were I'd be dead already, for many years. I was taught to be weak and pathetic in predation and if I had become that person I certainly would not be strong enough to have endured all that has happened to me. And, most importantly, had I been such a person God would not have come to my aid with the Christianity Equation.</text:p>
      <text:p text:style-name="Text_20_body">Eternal punishment for crimes I have not committed, for being a person I am not. Negating my understanding of the nature of existence and the defence God gave to me. My career is over. My reputation in tatters, and those responsible want me seen to be insane.</text:p>
      <text:p text:style-name="Text_20_body">What fate awaits those who have falsely judged me guilty?</text:p>
      <text:p text:style-name="Text_20_body">What fate awaits those who would see me eternally punished and continue to punish me on a daily basis for crimes that, to my knowledge, never even happened?</text:p>
      <text:h text:style-name="Heading_20_2" text:outline-level="2">Friday 6<text:span text:style-name="T1">th</text:span> November, 2020</text:h>
      <text:h text:style-name="Heading_20_3" text:outline-level="3">6:15 am</text:h>
      <text:p text:style-name="Text_20_body">Last night followed the same pattern as the night before. I went to bed at 8:37 pm and lay there for several hours, unwilling to go to sleep. I could feel the breath intake attacks happening, it felt as if my head was a bit dizzy, but as I was not going under they had little effect. At 11:14 pm the metabolism attacks started and continued to the early hours of the morning. I was allowed some sleep but was woken a couple of times with the pressure increase around my head. I was able to get back to sleep. Once dawn broke the pressure increased for a short period, breaking my sleep and making it impossible to go back to sleep.</text:p>
      <text:h text:style-name="Heading_20_2" text:outline-level="2">Saturday 7<text:span text:style-name="T1">th</text:span> November, 2020</text:h>
      <text:h text:style-name="Heading_20_3" text:outline-level="3">2:20 am</text:h>
      <text:p text:style-name="Text_20_body">Tonight's attack was decidedly automated. Went to bed at 9:44 pm. Pressure built up around the crown at 10:48 pm and then again at 10:52 pm while I was still awake. I may have dropped off slightly; the next pressure attack was 11:46 pm. I was able to sleep for a time after but was woken with another pressure attack at 1:44 am, exactly four hours after going to bed. The pressure has varied since then, first appearing to stop then start up again within minutes which would have blocked me dropping off had I not been wide awake, but now is constant, preventing me from obtaining any sleep. A simple straight forward attack, starting from the time I went to bed. It was programmed, assuming the times I'd be dropping off and increasing in intensity to stop that from happening. The assumptions were wrong.</text:p>
      <text:h text:style-name="Heading_20_3" text:outline-level="3">4:53 am</text:h>
      <text:p text:style-name="Text_20_body">The pressure has been kept up for the rest of the night. Around 3:00 am I began to drop off but was forced awake when the pressure increased. No further sleep allowed.</text:p>
      <text:h text:style-name="Heading_20_2" text:outline-level="2">Sunday 8<text:span text:style-name="T1">th</text:span> November, 2020</text:h>
      <text:h text:style-name="Heading_20_3" text:outline-level="3">7:25 am</text:h>
      <text:p text:style-name="Text_20_body">Went to bed at 9:05 pm. First pressure attack was at 9:21 pm, a short burst. The next was at 10:48 pm, again a short burst but enough to wake me. This continued throughout the night, short bursts that woke and prevented deep sleep. At 4:27 am another burst accompanied by a mild metabolism bump woke me. I began to drift off after about an hour but another burst kept me awake. I had more continuous sleep but not quality sleep. Just a way of extending the torture I'm sure.</text:p>
      <text:h text:style-name="Heading_20_3" text:outline-level="3">1:44 pm</text:h>
      <text:p text:style-name="Text_20_body">I did an experiment in the late morning. I turned off the power to the house then lay down to have a sleep. I wanted to see if the detection of my going to bed was in any way within the house, connected to the power grid. I lay there for about an hour before I began to feel myself ready to begin to drop off. That spinning sensation then happened a couple of times. As I began to lose consciousness there was a buzzing pressure sensation at the base of the skull which woke me completely. I tried again to go under but was met with that breath intake attack, twice, the second time accompanied by a metabolism bump.</text:p>
      <text:p text:style-name="Text_20_body">As I have previously speculated I believe the monitoring is happening externally, technology that can see through walls and measure and control conscious state through a variety of means. That dizzy sensation appears to be some sort of syncing up, the sleep deprivation device connecting to the state of my consciousness prior to the attacks beginning. If it is being operated manually then I would speculate that it is connected to the internet, people logging in and taking turns monitoring me and torturing me making the monitoring 24/7. This would explain how quickly it was known that I'd gone off the clozapine. It also appears that the attacks can be automated; exactly two hours, exactly four hours, such precision would be difficult if the device were only being operated manually. And such precision would be impossible if this was mental illness.</text:p>
      <text:p text:style-name="Text_20_body">For those two years of exactly four hours of sleep a night every night it was difficult to analyse the attacks. I was being woken in exactly the same way every night so there was no point of difference from which to compare. It appeared that the sleep halting and the metabolism bump were one and the same. The recent attacks have been varied, exhibiting different methods of sleep deprivation and separating out those methods.</text:p>
      <text:p text:style-name="Text_20_body">The attacks over the last few days have been significantly less violent than the attacks during the month of October (and less violent than the attacks over those two years). The previous attacks were the equivalent of being slapped in the face many times over the evening. The attacks are now just enough to have the effect of halting sleep.</text:p>
      <text:h text:style-name="Heading_20_2" text:outline-level="2">Monday 9<text:span text:style-name="T1">th</text:span> November, 2020</text:h>
      <text:h text:style-name="Heading_20_3" text:outline-level="3">6:30 am</text:h>
      <text:p text:style-name="Text_20_body">Went to bed at 8:00 pm. I took an old microwave, opened it and placed it at the head, the door and the body surrounding my head in an attempt to block whatever EM is being used to invoke the attacks. I felt the spinning dizzy sensation several times, a few more times than ever before. The first attack was a breath intake, around 8:30 pm. I switched ends of the bed taking the microwave with me. As with the night before I was forced awake several times with pressure attacks. The microwave had no effect. I switched ends a couple of times to be sure. At 4:12 am I was forced awake and switched ends for the final time. Around 5:30 am I was falling asleep and was forced awake with a firm metabolism bump.</text:p>
      <text:p text:style-name="Text_20_body">The lack of good sleep is taking its toll. I feel unwell. I'm being prevented from having a normal night of good sleep, every night.</text:p>
      <text:h text:style-name="Heading_20_2" text:outline-level="2">Tuesday 10<text:span text:style-name="T1">th</text:span> November, 2020</text:h>
      <text:h text:style-name="Heading_20_3" text:outline-level="3">10:00 am</text:h>
      <text:p text:style-name="Text_20_body">Went to bed at 9:40 pm. I felt the dizzy spinning sensation nine times shortly after going to bed. I lay awake for what must have been a couple of hours. At 3:10 am I was forced awake with an electric sensation all around my skull. It lasted for only a minute or so but was enough to wake me fully. At 4:18 am I was subject to a pressure attack, and for the rest of the morning whenever I began to drop off another such attack would ensue. Around 7:30 am the pressure stayed on, and has stayed on since. Due to the severe sleep deprivation I was able to lightly doze and even dream a little bit but was not far from full consciousness.</text:p>
      <text:h text:style-name="Heading_20_2" text:outline-level="2">Wednesday 11<text:span text:style-name="T1">th</text:span> November, 2020</text:h>
      <text:h text:style-name="Heading_20_3" text:outline-level="3">10:26 am</text:h>
      <text:p text:style-name="Text_20_body">Went to bed at 11:20 pm. I felt a couple of the dizzy sensations. First pressure attack was 20 minutes later. They continued throughout the night at around one hour intervals, preventing any quality sleep. At 3:10 am I was woken and then kept awake for the rest of the night and prevented from any sleep this morning.</text:p>
      <text:h text:style-name="Heading_20_2" text:outline-level="2">Thursday 12<text:span text:style-name="T1">th</text:span> November, 2020</text:h>
      <text:h text:style-name="Heading_20_3" text:outline-level="3">8:35 am</text:h>
      <text:p text:style-name="Text_20_body">Went to bed at 8:33 pm. First attack was at 9:53 pm and continued throughout the night. It wasn't a pressure attack, it was a very light tingling that started with a feeling of it coming on and increased in intensity for less than a minute then dissipated. I was only allowed a little light sleep. At 3:37 am I was woken and subsequent attacks prevented me from going back to sleep.</text:p>
      <text:p text:style-name="Text_20_body">I tried sleeping yesterday afternoon but whenever I got close to going under I'd suffer a similar attack. Again, not nearly as violent as the attacks last month yet just as effective.</text:p>
      <text:h text:style-name="Heading_20_2" text:outline-level="2">Friday 13<text:span text:style-name="T1">th</text:span> November, 2020</text:h>
      <text:h text:style-name="Heading_20_3" text:outline-level="3">7:15 am</text:h>
      <text:p text:style-name="Text_20_body">Last night was anything but subtle. Went to bed at 8:33 pm. The pressure attack began almost immediately and stayed on. I tried to ignore it but could not. At 10:30 pm my metabolism began to raise. The power went out around 11:30 pm and came back on at 11:50 pm. During that time there was no discernible cessation of either the pressure or my metabolism. At 1:09 pm my metabolism had increased to the point of sweating and the pressure had increased to the point of pain. I assumed I was going to be kept up all night. Some time after I must have dozed and was woken with full pressure, but my metabolism had returned to normal. The pressure must have dropped after a while as I went under for a time but was forced awake at 4:43 am with full pressure and a metabolism bump and prevented from going back to sleep with that pressure. It is still on fu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1-13T07:22:54</dc:date>
    <dc:creator>Burton Alexander</dc:creator>
    <meta:editing-duration>P27DT1H38M6S</meta:editing-duration>
    <meta:editing-cycles>233</meta:editing-cycles>
    <meta:generator>OpenOffice/4.1.6$Unix OpenOffice.org_project/416m1$Build-9790</meta:generator>
    <meta:document-statistic meta:table-count="0" meta:image-count="0" meta:object-count="0" meta:page-count="1" meta:paragraph-count="264" meta:word-count="13462" meta:character-count="72190"/>
  </office:meta>
</office:document-meta>
</file>